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184" calcext:value-type="float">
            <text:p>0.80184</text:p>
          </table:table-cell>
          <table:table-cell office:value-type="float" office:value="0.0009259" calcext:value-type="float">
            <text:p>0.0009259</text:p>
          </table:table-cell>
          <table:table-cell office:value-type="float" office:value="0.8000189" calcext:value-type="float">
            <text:p>0.8000189</text:p>
          </table:table-cell>
          <table:table-cell office:value-type="float" office:value="0.8036485" calcext:value-type="float">
            <text:p>0.8036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44941" calcext:value-type="float">
            <text:p>0.1744941</text:p>
          </table:table-cell>
          <table:table-cell office:value-type="float" office:value="0.0008816" calcext:value-type="float">
            <text:p>0.0008816</text:p>
          </table:table-cell>
          <table:table-cell office:value-type="float" office:value="0.1727729" calcext:value-type="float">
            <text:p>0.1727729</text:p>
          </table:table-cell>
          <table:table-cell office:value-type="float" office:value="0.1762288" calcext:value-type="float">
            <text:p>0.1762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36659" calcext:value-type="float">
            <text:p>0.0236659</text:p>
          </table:table-cell>
          <table:table-cell office:value-type="float" office:value="0.0003531" calcext:value-type="float">
            <text:p>0.0003531</text:p>
          </table:table-cell>
          <table:table-cell office:value-type="float" office:value="0.0229836" calcext:value-type="float">
            <text:p>0.0229836</text:p>
          </table:table-cell>
          <table:table-cell office:value-type="float" office:value="0.0243679" calcext:value-type="float">
            <text:p>0.02436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4:39:00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4:49:24.835000000</dc:date>
    <meta:editing-duration>PT12M16S</meta:editing-duration>
    <meta:editing-cycles>4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